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/>
    <style:font-face style:name="Arial2" svg:font-family="Arial" style:font-family-generic="swiss"/>
    <style:font-face style:name="Arial" svg:font-family="Arial" style:font-pitch="variable"/>
    <style:font-face style:name="Consolas1" svg:font-family="Consolas" style:font-pitch="variable"/>
    <style:font-face style:name="Liberation Serif1" svg:font-family="'Liberation Serif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b2a4" officeooo:paragraph-rsid="000cb2a4"/>
    </style:style>
    <style:style style:name="P2" style:family="paragraph" style:parent-style-name="Standard">
      <style:text-properties fo:font-weight="bold" officeooo:rsid="000cb2a4" officeooo:paragraph-rsid="000cb2a4" style:font-weight-asian="bold" style:font-weight-complex="bold"/>
    </style:style>
    <style:style style:name="P3" style:family="paragraph" style:parent-style-name="Standard">
      <style:text-properties fo:font-weight="normal" officeooo:rsid="000cb2a4" officeooo:paragraph-rsid="000cb2a4" style:font-weight-asian="normal" style:font-weight-complex="normal"/>
    </style:style>
    <style:style style:name="P4" style:family="paragraph" style:parent-style-name="Standard">
      <style:text-properties fo:font-weight="normal" officeooo:rsid="000cfd2f" officeooo:paragraph-rsid="000cfd2f" style:font-weight-asian="normal" style:font-weight-complex="normal"/>
    </style:style>
    <style:style style:name="P5" style:family="paragraph" style:parent-style-name="Standard">
      <style:text-properties fo:font-weight="normal" officeooo:rsid="000cfd2f" officeooo:paragraph-rsid="000cfd2f" style:font-weight-asian="normal" style:font-weight-complex="normal"/>
    </style:style>
    <style:style style:name="P6" style:family="paragraph" style:parent-style-name="Standard">
      <style:text-properties fo:font-weight="normal" officeooo:rsid="00159b66" officeooo:paragraph-rsid="00159b66" style:font-weight-asian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text-autospace="none" style:writing-mode="lr-tb"/>
      <style:text-properties style:font-name="Consolas" fo:font-size="14pt" style:font-name-asian="Consolas" style:font-size-asian="14pt" style:font-name-complex="Consolas" style:font-size-complex="14pt"/>
    </style:style>
    <style:style style:name="P10" style:family="paragraph">
      <loext:graphic-properties draw:fill-color="#ffffff"/>
      <style:paragraph-properties style:text-autospace="none" style:writing-mode="lr-tb"/>
      <style:text-properties style:font-name="Consolas" fo:font-size="14pt" style:font-name-asian="Consolas" style:font-size-asian="14pt" style:font-name-complex="Consolas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3" style:family="paragraph">
      <loext:graphic-properties draw:fill-color="#ffffff"/>
      <style:paragraph-properties style:text-autospace="none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>
      <style:paragraph-properties style:text-autospace="none" style:writing-mode="lr-tb"/>
      <style:text-properties fo:color="#93a1a1" loext:opacity="100%" style:font-name="Consolas" fo:font-size="14pt" style:font-name-asian="Consolas" style:font-size-asian="14pt" style:font-name-complex="Consolas" style:font-size-complex="14pt"/>
    </style:style>
    <style:style style:name="P15" style:family="paragraph">
      <loext:graphic-properties draw:fill-color="#ffffff"/>
      <style:paragraph-properties style:text-autospace="none" style:writing-mode="lr-tb"/>
      <style:text-properties fo:color="#93a1a1" loext:opacity="100%" style:font-name="Consolas" fo:font-size="14pt" style:font-name-asian="Consolas" style:font-size-asian="14pt" style:font-name-complex="Consolas" style:font-size-complex="14pt"/>
    </style:style>
    <style:style style:name="T1" style:family="text">
      <style:text-properties officeooo:rsid="000cfd2f"/>
    </style:style>
    <style:style style:name="T2" style:family="text">
      <style:text-properties style:font-name="Consolas" fo:font-size="14pt" style:font-name-asian="Consolas" style:font-size-asian="14pt" style:font-name-complex="Consolas" style:font-size-complex="14pt"/>
    </style:style>
    <style:style style:name="T3" style:family="text">
      <style:text-properties fo:color="#000000" loext:opacity="100%" style:font-name="Consolas" fo:font-size="14pt" style:font-name-asian="Consolas" style:font-size-asian="14pt" style:font-name-complex="Consolas" style:font-size-complex="14pt"/>
    </style:style>
    <style:style style:name="T4" style:family="text">
      <style:text-properties fo:color="#268bd2" loext:opacity="100%" style:font-name="Consolas" fo:font-size="14pt" style:font-name-asian="Consolas" style:font-size-asian="14pt" style:font-name-complex="Consolas" style:font-size-complex="14pt"/>
    </style:style>
    <style:style style:name="T5" style:family="text">
      <style:text-properties fo:color="#93a1a1" loext:opacity="100%" style:font-name="Consolas" fo:font-size="14pt" style:font-name-asian="Consolas" style:font-size-asian="14pt" style:font-name-complex="Consolas" style:font-size-complex="14pt"/>
    </style:style>
    <style:style style:name="T6" style:family="text">
      <style:text-properties fo:color="#2aa198" loext:opacity="100%" style:font-name="Consolas" fo:font-size="14pt" style:font-name-asian="Consolas" style:font-size-asian="14pt" style:font-name-complex="Consolas" style:font-size-complex="14pt"/>
    </style:style>
    <style:style style:name="T7" style:family="text">
      <style:text-properties fo:color="#000000" loext:opacity="100%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268bd2" loext:opacity="100%" style:font-name="Consolas" fo:font-size="10pt" style:font-name-asian="Consolas" style:font-size-asian="10pt" style:font-name-complex="Consolas" style:font-size-complex="10pt"/>
    </style:style>
    <style:style style:name="T9" style:family="text">
      <style:text-properties fo:color="#93a1a1" loext:opacity="100%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2aa198" loext:opacity="100%" style:font-name="Consolas" fo:font-size="10pt" style:font-name-asian="Consolas" style:font-size-asian="10pt" style:font-name-complex="Consolas" style:font-size-complex="10pt"/>
    </style:style>
    <style:style style:name="T11" style:family="text">
      <style:text-properties fo:color="#b58900" loext:opacity="100%" style:font-name="Consolas" fo:font-size="14pt" style:font-name-asian="Consolas" style:font-size-asian="14pt" style:font-name-complex="Consolas" style:font-size-complex="14pt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2.695cm" fo:min-width="9.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00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5.115cm" fo:min-width="11.0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5.722cm" fo:min-width="15.3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4.191cm" fo:min-width="19.4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0.73cm" fo:min-width="20.93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2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1.351cm" fo:min-width="10.8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1.979cm" fo:min-width="16.3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25" draw:name="Forma6" draw:style-name="gr2" draw:text-style-name="P7" svg:width="15.119cm" svg:height="0.683cm" svg:x="0.046cm" svg:y="-0.893cm"><draw:text-box><text:p>https://sites.google.com/site/todoxmldtd/ejercicios/enunciados/ejercicios-dtd-avanzados</text:p></draw:text-box></draw:frame>DTD</text:p>
      <text:p text:style-name="P2"><draw:frame text:anchor-type="paragraph" draw:z-index="3" draw:name="Forma3" draw:style-name="gr17" draw:text-style-name="P8" svg:width="2.647cm" svg:height="2.437cm" svg:x="13.538cm" svg:y="0.076cm"><draw:text-box><text:p>El xml debe llevar esto al comienzo para vincularse a un dtd</text:p></draw:text-box></draw:frame></text:p>
      <text:p text:style-name="P2"><draw:custom-shape text:anchor-type="paragraph" draw:z-index="1" draw:name="Forma1_0" draw:style-name="gr18" draw:text-style-name="P15" svg:width="10.942cm" svg:height="1.451cm" svg:x="0.023cm" svg:y="0.141cm"><text:p text:style-name="P14"><text:span text:style-name="T5">&lt;!DOCTYPE albumes SYSTEM "albumes.dtd"&gt;</text:span></text:p><draw:enhanced-geometry svg:viewBox="0 0 21600 21600" draw:type="rectangle" draw:enhanced-path="M 0 0 L 21600 0 21600 21600 0 21600 0 0 Z N"/></draw:custom-shape></text:p>
      <text:p text:style-name="P2"><draw:line text:anchor-type="paragraph" draw:z-index="2" draw:name="Forma2" draw:style-name="gr6" draw:text-style-name="P11" svg:x1="13.365cm" svg:y1="0.328cm" svg:x2="11.628cm" svg:y2="0.328cm"><text:p/></draw:line></text:p>
      <text:p text:style-name="P1"/>
      <text:p text:style-name="P1"/>
      <text:p text:style-name="P1"/>
      <text:p text:style-name="P1"/>
      <text:p text:style-name="P1">&lt;!ELEMENT padre (hijo)&gt;</text:p>
      <text:p text:style-name="P1">&lt;!ELEMENT elemento (tipoelemento)&gt;</text:p>
      <text:p text:style-name="P1">ej:&lt;!ELEMENT titulo(#PCDATA)&gt;</text:p>
      <text:p text:style-name="P1"/>
      <text:p text:style-name="P1">ocurrencia*-0 N</text:p>
      <text:p text:style-name="P1">ocurrencia+-1 N</text:p>
      <text:p text:style-name="P1">ocurrencia?-0 N</text:p>
      <text:p text:style-name="P1">(ocurrencia1|ocurrencia2)- una de las 2</text:p>
      <text:p text:style-name="P1"/>
      <text:p text:style-name="P1"><draw:frame text:anchor-type="paragraph" draw:z-index="4" draw:name="Forma4" draw:style-name="gr16" draw:text-style-name="P8" svg:width="3.553cm" svg:height="2.458cm" svg:x="14.898cm" svg:y="0.18cm"><draw:text-box><text:p>El xml debe llevar esto al comienzo para vincularse con un xsd</text:p></draw:text-box></draw:frame></text:p>
      <text:p text:style-name="P1">&lt;!ATTLIST elemento atributo tipoatributo&gt;</text:p>
      <text:p text:style-name="P1">ej: &lt;!ATTLIST album id ID #REQUIRED&gt;</text:p>
      <text:p text:style-name="P1"><draw:line text:anchor-type="paragraph" draw:z-index="5" draw:name="Forma2_0" draw:style-name="gr6" draw:text-style-name="P11" svg:x1="16.579cm" svg:y1="0.48cm" svg:x2="16.05cm" svg:y2="3.024cm"><text:p/></draw:line></text:p>
      <text:p text:style-name="P1"/>
      <text:p text:style-name="P2">XSD</text:p>
      <text:p text:style-name="P2"/>
      <text:p text:style-name="P3"><draw:frame text:anchor-type="paragraph" draw:z-index="26" draw:name="Forma7" draw:style-name="gr1" draw:text-style-name="P7" svg:width="18.049cm" svg:height="0.976cm" svg:x="-1.998cm" svg:y="0.215cm"><draw:text-box><text:p>https://sites.google.com/site/todoxmldtd/ejercicios/enunciados/35-ejercicios-xmlschema-avanzados</text:p></draw:text-box></draw:frame></text:p>
      <text:p text:style-name="P3"/>
      <text:p text:style-name="P3"><draw:custom-shape text:anchor-type="paragraph" draw:z-index="6" draw:name="Forma1_1" draw:style-name="gr15" draw:text-style-name="P13" svg:width="21.033cm" svg:height="0.83cm" svg:x="-1.942cm" svg:y="0.291cm"><text:p text:style-name="P12"><text:span text:style-name="T7">&lt;</text:span><text:span text:style-name="T8">albumes</text:span><text:span text:style-name="T7"> </text:span><text:span text:style-name="T9">xmlns:xs</text:span><text:span text:style-name="T7">=</text:span><text:span text:style-name="T9">"</text:span><text:span text:style-name="T10">http://www.w3.org/2001/XMLSchema-instance</text:span><text:span text:style-name="T9">"</text:span><text:span text:style-name="T7"> </text:span><text:span text:style-name="T9">xs:noNamespaceSchemaLocation</text:span><text:span text:style-name="T7">=</text:span><text:span text:style-name="T9">"</text:span><text:span text:style-name="T10">./albumes.xsd</text:span><text:span text:style-name="T9">"</text:span><text:span text:style-name="T7">&gt;</text:span></text:p><draw:enhanced-geometry svg:viewBox="0 0 21600 21600" draw:type="rectangle" draw:enhanced-path="M 0 0 L 21600 0 21600 21600 0 21600 0 0 Z N"/></draw:custom-shape></text:p>
      <text:p text:style-name="P3"/>
      <text:p text:style-name="P3"><draw:custom-shape text:anchor-type="paragraph" draw:z-index="0" draw:name="Forma1" draw:style-name="gr19" draw:text-style-name="P10" svg:width="16.481cm" svg:height="2.079cm" svg:x="-1.886cm" svg:y="0.302cm"><text:p text:style-name="P9"><text:span text:style-name="T11">&lt;?</text:span><text:span text:style-name="T4">xml</text:span><text:span text:style-name="T5"> version</text:span><text:span text:style-name="T11">=</text:span><text:span text:style-name="T5">"</text:span><text:span text:style-name="T11">1.0</text:span><text:span text:style-name="T5">" encoding</text:span><text:span text:style-name="T11">=</text:span><text:span text:style-name="T5">"</text:span><text:span text:style-name="T11">UTF-8</text:span><text:span text:style-name="T5">"</text:span><text:span text:style-name="T11">?&gt;</text:span></text:p><text:p text:style-name="P9"><text:span text:style-name="T3">&lt;</text:span><text:span text:style-name="T4">xsd:schema</text:span><text:span text:style-name="T3"> </text:span><text:span text:style-name="T5">xmlns:xsd</text:span><text:span text:style-name="T3"> = </text:span><text:span text:style-name="T5">"</text:span><text:span text:style-name="T6">http://www.w3.org/2001/XMLSchema</text:span><text:span text:style-name="T5">"</text:span><text:span text:style-name="T3">&gt;</text:span></text:p><draw:enhanced-geometry svg:viewBox="0 0 21600 21600" draw:type="rectangle" draw:enhanced-path="M 0 0 L 21600 0 21600 21600 0 21600 0 0 Z N"/></draw:custom-shape></text:p>
      <text:p text:style-name="P3"><draw:frame text:anchor-type="paragraph" draw:z-index="7" draw:name="Forma4_0" draw:style-name="gr14" draw:text-style-name="P8" svg:width="1.684cm" svg:height="0.976cm" svg:x="17.129cm" svg:y="0.162cm"><draw:text-box><text:p>Inicio </text:p><text:p>de un xsd</text:p></draw:text-box></draw:frame></text:p>
      <text:p text:style-name="P3"><draw:line text:anchor-type="paragraph" draw:z-index="8" draw:name="Forma2_1" draw:style-name="gr6" draw:text-style-name="P11" svg:x1="16.843cm" svg:y1="0.025cm" svg:x2="14.781cm" svg:y2="0.242cm"><text:p/></draw:line></text:p>
      <text:p text:style-name="P3"/>
      <text:p text:style-name="P3"/>
      <text:p text:style-name="P3"/>
      <text:p text:style-name="P3"/>
      <text:p text:style-name="P4">Elemento complejo con otros elementos complejos dentro:</text:p>
      <text:p text:style-name="P3"/>
      <text:p text:style-name="P3"><draw:custom-shape text:anchor-type="paragraph" draw:z-index="9" draw:name="Forma1_2" draw:style-name="gr13" draw:text-style-name="P10" svg:width="19.525cm" svg:height="4.291cm" svg:x="-1.887cm" svg:y="0.026cm"><text:p text:style-name="P9"><text:span text:style-name="T3">&lt;</text:span><text:span text:style-name="T4">xsd:element</text:span><text:span text:style-name="T3"> </text:span><text:span text:style-name="T5">name</text:span><text:span text:style-name="T3">=</text:span><text:span text:style-name="T5">"</text:span><text:span text:style-name="T6">albumes</text:span><text:span text:style-name="T5">"</text:span><text:span text:style-name="T3">&gt;</text:span></text:p><text:p text:style-name="P9"><text:span text:style-name="T3"><text:tab/></text:span><text:span text:style-name="T3">&lt;</text:span><text:span text:style-name="T4">xsd:complexType</text:span><text:span text:style-name="T3">&gt;</text:span></text:p><text:p text:style-name="P9"><text:span text:style-name="T3"><text:tab/></text:span><text:span text:style-name="T3"><text:tab/></text:span><text:span text:style-name="T3">&lt;</text:span><text:span text:style-name="T4">xsd:sequence</text:span><text:span text:style-name="T3">&gt;</text:span></text:p><text:p text:style-name="P9"><text:span text:style-name="T3"><text:tab/></text:span><text:span text:style-name="T3"><text:tab/></text:span><text:span text:style-name="T3"><text:tab/></text:span><text:span text:style-name="T3">&lt;</text:span><text:span text:style-name="T4">xsd:element</text:span><text:span text:style-name="T3"> </text:span><text:span text:style-name="T5">ref</text:span><text:span text:style-name="T3">=</text:span><text:span text:style-name="T5">"</text:span><text:span text:style-name="T6">album</text:span><text:span text:style-name="T5">"</text:span><text:span text:style-name="T3"> </text:span><text:span text:style-name="T5">minOccurs</text:span><text:span text:style-name="T3">=</text:span><text:span text:style-name="T5">"</text:span><text:span text:style-name="T6">1</text:span><text:span text:style-name="T5">"</text:span><text:span text:style-name="T3"> </text:span><text:span text:style-name="T5">maxOccurs</text:span><text:span text:style-name="T3">=</text:span><text:span text:style-name="T5">"</text:span><text:span text:style-name="T6">unbounded</text:span><text:span text:style-name="T5">"</text:span><text:span text:style-name="T3">/&gt;</text:span></text:p><text:p text:style-name="P9"><text:span text:style-name="T3"><text:tab/></text:span><text:span text:style-name="T3"><text:tab/></text:span><text:span text:style-name="T3">&lt;/</text:span><text:span text:style-name="T4">xsd:sequence</text:span><text:span text:style-name="T3">&gt;</text:span></text:p><text:p text:style-name="P9"><text:span text:style-name="T3"><text:tab/></text:span><text:span text:style-name="T3">&lt;/</text:span><text:span text:style-name="T4">xsd:complexType</text:span><text:span text:style-name="T3">&gt;</text:span></text:p><text:p text:style-name="P9"><text:span text:style-name="T3">&lt;/</text:span><text:span text:style-name="T4">xsd:element</text:span><text:span text:style-name="T3">&gt;</text:span>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><draw:line text:anchor-type="paragraph" draw:z-index="10" draw:name="Forma2_2" draw:style-name="gr6" draw:text-style-name="P11" svg:x1="5.2cm" svg:y1="2.864cm" svg:x2="4.729cm" svg:y2="0.049cm"><text:p/></draw:line><draw:line text:anchor-type="paragraph" draw:z-index="12" draw:name="Forma2_3" draw:style-name="gr6" draw:text-style-name="P11" svg:x1="10.532cm" svg:y1="2.752cm" svg:x2="8.758cm" svg:y2="0.085cm"><text:p/></draw:line><draw:line text:anchor-type="paragraph" draw:z-index="13" draw:name="Forma2_4" draw:style-name="gr6" draw:text-style-name="P11" svg:x1="11.721cm" svg:y1="2.847cm" svg:x2="12.571cm" svg:y2="0.201cm"><text:p/></draw:line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11" draw:name="Forma4_1" draw:style-name="gr12" draw:text-style-name="P8" svg:width="4.686cm" svg:height="1.207cm" svg:x="2.614cm" svg:y="0.399cm"><draw:text-box><text:p>Referencia (otro tipo complejo normalmente)</text:p></draw:text-box></draw:frame><draw:frame text:anchor-type="paragraph" draw:z-index="14" draw:name="Forma4_2" draw:style-name="gr11" draw:text-style-name="P8" svg:width="3.382cm" svg:height="0.623cm" svg:x="9.777cm" svg:y="0.321cm"><draw:text-box><text:p>Máximo y mínimo</text:p></draw:text-box></draw:frame></text:p>
      <text:p text:style-name="P3"/>
      <text:p text:style-name="P3"/>
      <text:p text:style-name="P3"/>
      <text:p text:style-name="P3"><text:soft-page-break/></text:p>
      <text:p text:style-name="P4">Elemento complejo con elementos simples</text:p>
      <text:p text:style-name="P4"/>
      <text:p text:style-name="P4"><draw:custom-shape text:anchor-type="paragraph" draw:z-index="15" draw:name="Forma1_3" draw:style-name="gr10" draw:text-style-name="P10" svg:width="15.451cm" svg:height="5.822cm" svg:x="-1.215cm" svg:y="0.039cm"><text:p text:style-name="P9"><text:span text:style-name="T3">&lt;</text:span><text:span text:style-name="T4">xsd:element</text:span><text:span text:style-name="T3"> </text:span><text:span text:style-name="T5">name</text:span><text:span text:style-name="T3">=</text:span><text:span text:style-name="T5">"</text:span><text:span text:style-name="T6">cancion</text:span><text:span text:style-name="T5">"</text:span><text:span text:style-name="T3">&gt;</text:span></text:p><text:p text:style-name="P9"><text:span text:style-name="T3"><text:tab/></text:span><text:span text:style-name="T3">&lt;</text:span><text:span text:style-name="T4">xsd:complexType</text:span><text:span text:style-name="T3">&gt;</text:span></text:p><text:p text:style-name="P9"><text:span text:style-name="T3"><text:tab/></text:span><text:span text:style-name="T3"><text:tab/></text:span><text:span text:style-name="T3">&lt;</text:span><text:span text:style-name="T4">xsd:sequence</text:span><text:span text:style-name="T3">&gt;</text:span></text:p><text:p text:style-name="P9"><text:span text:style-name="T3"><text:tab/></text:span><text:span text:style-name="T3"><text:tab/></text:span><text:span text:style-name="T3"><text:tab/></text:span><text:span text:style-name="T3">&lt;</text:span><text:span text:style-name="T4">xsd:element</text:span><text:span text:style-name="T3"> </text:span><text:span text:style-name="T5">name</text:span><text:span text:style-name="T3">=</text:span><text:span text:style-name="T5">"</text:span><text:span text:style-name="T6">titulo</text:span><text:span text:style-name="T5">"</text:span><text:span text:style-name="T3"> </text:span><text:span text:style-name="T5">type</text:span><text:span text:style-name="T3">=</text:span><text:span text:style-name="T5">"</text:span><text:span text:style-name="T6">xsd:string</text:span><text:span text:style-name="T5">"</text:span><text:span text:style-name="T3">/&gt;</text:span></text:p><text:p text:style-name="P9"><text:span text:style-name="T3"><text:tab/></text:span><text:span text:style-name="T3"><text:tab/></text:span><text:span text:style-name="T3"><text:tab/></text:span><text:span text:style-name="T3">&lt;</text:span><text:span text:style-name="T4">xsd:element</text:span><text:span text:style-name="T3"> </text:span><text:span text:style-name="T5">name</text:span><text:span text:style-name="T3">=</text:span><text:span text:style-name="T5">"</text:span><text:span text:style-name="T6">duracion</text:span><text:span text:style-name="T5">"</text:span><text:span text:style-name="T3"> </text:span><text:span text:style-name="T5">type</text:span><text:span text:style-name="T3">=</text:span><text:span text:style-name="T5">"</text:span><text:span text:style-name="T6">xsd:time</text:span><text:span text:style-name="T5">"</text:span><text:span text:style-name="T3">/&gt;</text:span></text:p><text:p text:style-name="P9"><text:span text:style-name="T3"><text:tab/></text:span><text:span text:style-name="T3"><text:tab/></text:span><text:span text:style-name="T3">&lt;/</text:span><text:span text:style-name="T4">xsd:sequence</text:span><text:span text:style-name="T3">&gt;</text:span></text:p><text:p text:style-name="P9"><text:span text:style-name="T3"><text:tab/></text:span><text:span text:style-name="T3"><text:tab/></text:span><text:span text:style-name="T3">&lt;</text:span><text:span text:style-name="T4">xsd:attribute</text:span><text:span text:style-name="T3"> </text:span><text:span text:style-name="T5">name</text:span><text:span text:style-name="T3">=</text:span><text:span text:style-name="T5">"</text:span><text:span text:style-name="T6">pos</text:span><text:span text:style-name="T5">"</text:span><text:span text:style-name="T3"> </text:span><text:span text:style-name="T5">type</text:span><text:span text:style-name="T3">=</text:span><text:span text:style-name="T5">"</text:span><text:span text:style-name="T6">xsd:ID</text:span><text:span text:style-name="T5">"</text:span><text:span text:style-name="T3">/&gt;</text:span></text:p><text:p text:style-name="P9"><text:span text:style-name="T3"><text:tab/></text:span><text:span text:style-name="T3">&lt;/</text:span><text:span text:style-name="T4">xsd:complexType</text:span><text:span text:style-name="T3">&gt;</text:span></text:p><text:p text:style-name="P9"><text:span text:style-name="T3">&lt;/</text:span><text:span text:style-name="T4">xsd:element</text:span><text:span text:style-name="T3">&gt;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16" draw:name="Forma2_5" draw:style-name="gr6" draw:text-style-name="P11" svg:x1="6.676cm" svg:y1="2.272cm" svg:x2="6.071cm" svg:y2="0.235cm"><text:p/></draw:line></text:p>
      <text:p text:style-name="P4"/>
      <text:p text:style-name="P4"/>
      <text:p text:style-name="P4"/>
      <text:p text:style-name="P4"><draw:frame text:anchor-type="paragraph" draw:z-index="17" draw:name="Forma4_3" draw:style-name="gr9" draw:text-style-name="P8" svg:width="4.534cm" svg:height="0.809cm" svg:x="4.314cm" svg:y="0.367cm"><draw:text-box><text:p>Definición de un atributo</text:p></draw:text-box></draw:frame></text:p>
      <text:p text:style-name="P4"><draw:custom-shape text:anchor-type="paragraph" draw:z-index="18" draw:name="Forma1_4" draw:style-name="gr8" draw:text-style-name="P10" svg:width="11.179cm" svg:height="5.215cm" svg:x="-1.157cm" svg:y="3.277cm"><text:p text:style-name="P9"><text:span text:style-name="T3">&lt;</text:span><text:span text:style-name="T4">xsd:simpleType</text:span><text:span text:style-name="T3"> </text:span><text:span text:style-name="T5">name</text:span><text:span text:style-name="T3">=</text:span><text:span text:style-name="T5">"</text:span><text:span text:style-name="T6">tipoFormato</text:span><text:span text:style-name="T5">"</text:span><text:span text:style-name="T3">&gt;</text:span></text:p><text:p text:style-name="P9"><text:span text:style-name="T3"><text:tab/></text:span><text:span text:style-name="T3">&lt;</text:span><text:span text:style-name="T4">xsd:restriction</text:span><text:span text:style-name="T3"> </text:span><text:span text:style-name="T5">base</text:span><text:span text:style-name="T3">=</text:span><text:span text:style-name="T5">"</text:span><text:span text:style-name="T6">xsd:string</text:span><text:span text:style-name="T5">"</text:span><text:span text:style-name="T3">&gt;</text:span></text:p><text:p text:style-name="P9"><text:span text:style-name="T3"><text:tab/></text:span><text:span text:style-name="T3"><text:tab/></text:span><text:span text:style-name="T3">&lt;</text:span><text:span text:style-name="T4">xsd:enumeration</text:span><text:span text:style-name="T3"> </text:span><text:span text:style-name="T5">value</text:span><text:span text:style-name="T3">=</text:span><text:span text:style-name="T5">"</text:span><text:span text:style-name="T6">Vinilo</text:span><text:span text:style-name="T5">"</text:span><text:span text:style-name="T3">/&gt;</text:span></text:p><text:p text:style-name="P9"><text:span text:style-name="T3"><text:tab/></text:span><text:span text:style-name="T3"><text:tab/></text:span><text:span text:style-name="T3">&lt;</text:span><text:span text:style-name="T4">xsd:enumeration</text:span><text:span text:style-name="T3"> </text:span><text:span text:style-name="T5">value</text:span><text:span text:style-name="T3">=</text:span><text:span text:style-name="T5">"</text:span><text:span text:style-name="T6">DVD</text:span><text:span text:style-name="T5">"</text:span><text:span text:style-name="T3">/&gt;</text:span></text:p><text:p text:style-name="P9"><text:span text:style-name="T3"><text:tab/></text:span><text:span text:style-name="T3"><text:tab/></text:span><text:span text:style-name="T3">&lt;</text:span><text:span text:style-name="T4">xsd:enumeration</text:span><text:span text:style-name="T3"> </text:span><text:span text:style-name="T5">value</text:span><text:span text:style-name="T3">=</text:span><text:span text:style-name="T5">"</text:span><text:span text:style-name="T6">CD</text:span><text:span text:style-name="T5">"</text:span><text:span text:style-name="T3">/&gt;</text:span></text:p><text:p text:style-name="P9"><text:span text:style-name="T3"><text:tab/></text:span><text:span text:style-name="T3"><text:tab/></text:span><text:span text:style-name="T3">&lt;</text:span><text:span text:style-name="T4">xsd:enumeration</text:span><text:span text:style-name="T3"> </text:span><text:span text:style-name="T5">value</text:span><text:span text:style-name="T3">=</text:span><text:span text:style-name="T5">"</text:span><text:span text:style-name="T6">Digital</text:span><text:span text:style-name="T5">"</text:span><text:span text:style-name="T3">/&gt;</text:span></text:p><text:p text:style-name="P9"><text:span text:style-name="T3"><text:s/></text:span><text:span text:style-name="T3"><text:tab/></text:span><text:span text:style-name="T3">&lt;/</text:span><text:span text:style-name="T4">xsd:restriction</text:span><text:span text:style-name="T3">&gt;</text:span></text:p><text:p text:style-name="P9"><text:span text:style-name="T3">&lt;/</text:span><text:span text:style-name="T4">xsd:simpleType</text:span><text:span text:style-name="T3">&gt;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><draw:line text:anchor-type="paragraph" draw:z-index="19" draw:name="Forma2_6" draw:style-name="gr6" draw:text-style-name="P11" svg:x1="11.949cm" svg:y1="1.259cm" svg:x2="9.229cm" svg:y2="1.793cm"><text:p/></draw:line><draw:frame text:anchor-type="paragraph" draw:z-index="20" draw:name="Forma4_4" draw:style-name="gr7" draw:text-style-name="P8" svg:width="2.172cm" svg:height="1.073cm" svg:x="12.081cm" svg:y="0.721cm"><draw:text-box><text:p>Restricción Base</text:p></draw:text-box></draw:frame><draw:line text:anchor-type="paragraph" draw:z-index="21" draw:name="Forma2_7" draw:style-name="gr6" draw:text-style-name="P11" svg:x1="11.817cm" svg:y1="3.223cm" svg:x2="9.095cm" svg:y2="3.228cm"><text:p/></draw:line><draw:frame text:anchor-type="paragraph" draw:z-index="22" draw:name="Forma4_5" draw:style-name="gr5" draw:text-style-name="P8" svg:width="3.005cm" svg:height="1.123cm" svg:x="12.024cm" svg:y="2.762cm"><draw:text-box><text:p>Posibles valores de enumeración</text:p></draw:text-box></draw:frame><draw:custom-shape text:anchor-type="paragraph" draw:z-index="23" draw:name="Forma1_5" draw:style-name="gr4" draw:text-style-name="P10" svg:width="9.93cm" svg:height="2.795cm" svg:x="-1.062cm" svg:y="6.357cm"><text:p text:style-name="P9"><text:span text:style-name="T2">&lt;xs:restriction base="xsd:int"&gt; <text:s/></text:span></text:p><text:p text:style-name="P9"><text:span text:style-name="T2"><text:tab/></text:span><text:span text:style-name="T2">&lt;xs:minInclusive value="1" /&gt; <text:s/></text:span></text:p><text:p text:style-name="P9"><text:span text:style-name="T2"><text:tab/></text:span><text:span text:style-name="T2">&lt;xs:maxInclusive value="99" /&gt; <text:s/></text:span></text:p><text:p text:style-name="P9"><text:span text:style-name="T2">&lt;/xs:restriction&gt; </text:span></text:p><draw:enhanced-geometry svg:viewBox="0 0 21600 21600" draw:type="rectangle" draw:enhanced-path="M 0 0 L 21600 0 21600 21600 0 21600 0 0 Z N"/></draw:custom-shape><draw:frame text:anchor-type="paragraph" draw:z-index="24" draw:name="Forma5" draw:style-name="gr3" draw:text-style-name="P8" svg:width="3.59cm" svg:height="1.191cm" svg:x="9.19cm" svg:y="7.11cm"><draw:text-box><text:p>Restricción con mínimos y máximos</text:p></draw:text-box></draw:frame>Creación de un atributo personalizado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Herramientas: https://www.freeformatter.com/xsl-transformer.html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/>
    <style:font-face style:name="Arial2" svg:font-family="Arial" style:font-family-generic="swiss"/>
    <style:font-face style:name="Arial" svg:font-family="Arial" style:font-pitch="variable"/>
    <style:font-face style:name="Consolas1" svg:font-family="Consolas" style:font-pitch="variable"/>
    <style:font-face style:name="Liberation Serif1" svg:font-family="'Liberation Serif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8:52:13.422000000</meta:creation-date>
    <dc:date>2022-03-20T17:25:48.733000000</dc:date>
    <meta:editing-duration>PT3H29M3S</meta:editing-duration>
    <meta:editing-cycles>4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15" meta:word-count="50" meta:character-count="449" meta:non-whitespace-character-count="414"/>
  </office:meta>
</office:document-meta>
</file>